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fo:font-weight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font-name="Symbol" fo:font-size="10pt"/>
    </style:style>
    <style:style style:name="T9" style:family="text">
      <style:text-properties fo:font-variant="normal" fo:text-transform="none" fo:font-size="10pt"/>
    </style:style>
    <style:style style:name="T10" style:family="text">
      <style:text-properties style:font-name="Symbol" fo:font-size="10pt"/>
    </style:style>
    <style:style style:name="T11" style:family="text">
      <style:text-properties fo:font-size="10pt"/>
    </style:style>
    <style:style style:name="T12" style:family="text">
      <style:text-properties fo:color="#000000"/>
    </style:style>
    <style:style style:name="T13" style:family="text">
      <style:text-properties fo:color="#000000" fo:font-style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images/0635.png" xlink:type="simple" xlink:show="embed" xlink:actuate="onLoad"/></draw:frame></text:p>
          </table:table-cell>
          <table:table-cell table:style-name="Table1.B1" office:value-type="string">
            <text:h text:style-name="P4" text:outline-level="1">Приводной двига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64cm" draw:z-index="1"><draw:image xlink:href="../images/0635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математическую модель обобщенного приводного электрического двигателя ограниченной мощности с питанием от сети неограниченной мощности.</text:p>
            <text:p text:style-name="P5">Блок имеет <text:span text:style-name="T1">2</text:span> входных порта и <text:span text:style-name="T1">2 </text:span>выходных порта. </text:p>
            <text:p text:style-name="P5"><text:span text:style-name="T2">Входные порты</text:span>:</text:p>
            <text:p text:style-name="P5">На 1-ый входной порт (слева) подается сигнал, соответствующий угловой скорости вала на холостом ходу <text:span text:style-name="T4">Om</text:span><text:span text:style-name="T6">0</text:span>;</text:p>
            <text:p text:style-name="P5">На 2-ой входной порт (сверху) подается сигнал, соответствующий внешнему возмущающему моменту <text:span text:style-name="T4">Mb</text:span>. </text:p>
            <text:p text:style-name="P5"><text:span text:style-name="T2">Выходные порты</text:span>:</text:p>
            <text:p text:style-name="P5">На 1-ом выходном порте (справа) формируется сигнал, соответствующий угловой скорости вала <text:span text:style-name="T4">Om</text:span>;</text:p>
            <text:p text:style-name="P5">На 2-ом выходном порте (справа) формируется сигнал, соответствующий развиваемому электромагнитному моменту <text:span text:style-name="T4">Mnd</text:span>.</text:p>
            <text:p text:style-name="P5"><text:span text:style-name="T2">Свойства</text:span>:</text:p>
            <text:p text:style-name="P5"><text:span text:style-name="T3">K</text:span><text:span text:style-name="T5">оэффициент статической эластичности ПД</text:span><text:span text:style-name="T13"> </text:span><text:span text:style-name="T4">tau</text:span>, рад/с*Нм;</text:p>
            <text:p text:style-name="P5"><text:span text:style-name="T13">Ко</text:span><text:span text:style-name="T5">эффициент динамической эластичности ПД</text:span><text:span text:style-name="T13"> </text:span><text:span text:style-name="T4">teta</text:span>, рад/с^2*Нм;</text:p>
            <text:p text:style-name="P5"><text:span text:style-name="T5">Момент инерции вала и присоединенных деталей механической передачи </text:span><text:span text:style-name="T4">J</text:span>, кг*м^2;</text:p>
            <text:p text:style-name="P5"><text:span text:style-name="T5">Коэффициент момента нагрузки </text:span><text:span text:style-name="T4">f</text:span><text:span text:style-name="T5">, зависящей от скорости вала, с учетом присоединенных деталей механической передачи</text:span>, Нм*с/рад;</text:p>
            <text:p text:style-name="P5"><text:span text:style-name="T5">Момент трения </text:span><text:span text:style-name="T4">Mt</text:span> <text:span text:style-name="T5">на валу ПД</text:span><text:span text:style-name="T12">, Нм;</text:span></text:p>
            <text:p text:style-name="P5"><text:span text:style-name="T5">Максимальное значение момента ПД </text:span><text:span text:style-name="T4">Mdmax</text:span>, Нм;</text:p>
            <text:p text:style-name="P5"><text:soft-page-break/><text:span text:style-name="T5">Начальное значение момента </text:span><text:span text:style-name="T4">Md</text:span><text:span text:style-name="T6">0</text:span>, Нм;</text:p>
            <text:p text:style-name="P5"><text:span text:style-name="T5">Начальное значение скорости </text:span><text:span text:style-name="T4">Omd</text:span><text:span text:style-name="T6">0</text:span>, рад/с.</text:p>
            <text:p text:style-name="P5"><text:span text:style-name="T2">Примечания</text:span>: </text:p>
            <text:p text:style-name="P5">1. Если какие-то именованные параметры математической модели в процессе моделирования изменяются, то в <text:span text:style-name="T6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иводной двигатель</dc:title>
    <dc:date>2014-12-09T23:33:41.64</dc:date>
    <meta:generator>OpenOffice/4.1.1$Win32 OpenOffice.org_project/411m6$Build-9775</meta:generator>
    <meta:editing-duration>PT3H6M34S</meta:editing-duration>
    <meta:editing-cycles>84</meta:editing-cycles>
    <meta:print-date>2011-11-10T16:21:48.35</meta:print-date>
    <meta:document-statistic meta:table-count="1" meta:image-count="2" meta:object-count="0" meta:page-count="2" meta:paragraph-count="24" meta:word-count="171" meta:character-count="1359"/>
    <meta:user-defined meta:name="Поле 1"/>
    <meta:user-defined meta:name="Поле 2"/>
    <meta:user-defined meta:name="Поле 3"/>
    <meta:user-defined meta:name="Поле 4"/>
  </office:meta>
</office:document-meta>
</file>